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vg:panose-1="2 7 4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1" style:master-page-name="MP0" style:family="paragraph">
      <style:paragraph-properties fo:break-before="page" fo:text-align="end"/>
    </style:style>
    <style:style style:name="P3" style:parent-style-name="Normal1" style:family="paragraph">
      <style:paragraph-properties fo:text-align="end"/>
    </style:style>
    <style:style style:name="T4" style:parent-style-name="Policepardéfaut" style:family="text">
      <style:text-properties fo:font-size="26pt" style:font-size-asian="26pt"/>
    </style:style>
    <style:style style:name="T5" style:parent-style-name="Policepardéfaut" style:family="text">
      <style:text-properties fo:font-size="26pt" style:font-size-asian="26pt"/>
    </style:style>
    <style:style style:name="T6" style:parent-style-name="Policepardéfaut" style:family="text">
      <style:text-properties fo:font-size="26pt" style:font-size-asian="26pt"/>
    </style:style>
    <style:style style:name="P7" style:parent-style-name="Normal1" style:family="paragraph">
      <style:paragraph-properties fo:text-align="center"/>
    </style:style>
    <style:style style:name="T8" style:parent-style-name="Policepardéfaut" style:family="text">
      <style:text-properties fo:font-size="22pt" style:font-size-asian="22pt"/>
    </style:style>
    <style:style style:name="P9" style:parent-style-name="Normal1" style:family="paragraph">
      <style:paragraph-properties fo:text-align="center"/>
      <style:text-properties fo:font-size="14pt" style:font-size-asian="14pt"/>
    </style:style>
    <style:style style:name="P10" style:parent-style-name="Normal1" style:family="paragraph">
      <style:paragraph-properties fo:text-align="center"/>
    </style:style>
    <style:style style:name="T11" style:parent-style-name="Policepardéfaut" style:family="text">
      <style:text-properties fo:font-weight="bold" style:font-weight-asian="bold" style:font-weight-complex="bold" fo:font-size="66pt" style:font-size-asian="66pt" style:font-size-complex="66pt"/>
    </style:style>
    <style:style style:name="P12" style:parent-style-name="Normal1" style:family="paragraph">
      <style:text-properties fo:color="#FF0000"/>
    </style:style>
    <style:style style:name="P13" style:parent-style-name="Normal1" style:family="paragraph">
      <style:paragraph-properties fo:text-align="justify">
        <style:tab-stops>
          <style:tab-stop style:type="left" style:position="0.5097in"/>
        </style:tab-stops>
      </style:paragraph-properties>
    </style:style>
    <style:style style:name="P14" style:parent-style-name="Normal1" style:family="paragraph">
      <style:paragraph-properties fo:break-before="page" fo:text-align="justify">
        <style:tab-stops>
          <style:tab-stop style:type="left" style:position="0.5097in"/>
        </style:tab-stops>
      </style:paragraph-properties>
    </style:style>
    <style:style style:name="P15" style:parent-style-name="Normal1" style:family="paragraph">
      <style:paragraph-properties fo:text-align="justify">
        <style:tab-stops>
          <style:tab-stop style:type="left" style:position="0.5097in"/>
        </style:tab-stops>
      </style:paragraph-properties>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P20" style:parent-style-name="Normal1" style:family="paragraph">
      <style:paragraph-properties fo:text-align="justify">
        <style:tab-stops>
          <style:tab-stop style:type="left" style:position="0.5097in"/>
        </style:tab-stops>
      </style:paragraph-properties>
    </style:style>
    <style:style style:name="P2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2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23" style:parent-style-name="Normal1" style:list-style-name="LFO4" style:family="paragraph"/>
    <style:style style:name="P24" style:parent-style-name="Normal1" style:list-style-name="LFO4" style:family="paragraph"/>
    <style:style style:name="P25" style:parent-style-name="Normal1" style:list-style-name="LFO4" style:family="paragraph"/>
    <style:style style:name="P26" style:parent-style-name="Normal1" style:list-style-name="LFO4" style:family="paragraph"/>
    <style:style style:name="P27" style:parent-style-name="Normal1" style:list-style-name="LFO4" style:family="paragraph"/>
    <style:style style:name="P28" style:parent-style-name="Normal1" style:list-style-name="LFO5" style:family="paragraph"/>
    <style:style style:name="P29" style:parent-style-name="Normal1" style:list-style-name="LFO5" style:family="paragraph"/>
    <style:style style:name="P30" style:parent-style-name="Normal1" style:list-style-name="LFO5" style:family="paragraph"/>
    <style:style style:name="P31" style:parent-style-name="Normal1" style:list-style-name="LFO5" style:family="paragraph"/>
    <style:style style:name="P32" style:parent-style-name="Normal1" style:list-style-name="LFO5" style:family="paragraph"/>
    <style:style style:name="P33" style:parent-style-name="Normal1" style:list-style-name="LFO5" style:family="paragraph"/>
    <style:style style:name="P34" style:parent-style-name="Normal1" style:list-style-name="LFO5" style:family="paragraph"/>
    <style:style style:name="P35" style:parent-style-name="Normal1" style:list-style-name="LFO5" style:family="paragraph"/>
    <style:style style:name="P36" style:parent-style-name="Normal1" style:list-style-name="LFO5" style:family="paragraph">
      <style:paragraph-properties fo:border-top="none" fo:border-left="none" fo:border-bottom="0.0104in solid #000000" fo:border-right="none" fo:padding-top="0in" fo:padding-left="0in" fo:padding-bottom="0.0138in" fo:padding-right="0in" style:shadow="none"/>
    </style:style>
    <style:style style:name="P37" style:parent-style-name="Normal1" style:list-style-name="LFO5" style:family="paragraph">
      <style:paragraph-properties fo:border-top="none" fo:border-left="none" fo:border-bottom="0.0104in solid #000000" fo:border-right="none" fo:padding-top="0in" fo:padding-left="0in" fo:padding-bottom="0.0138in" fo:padding-right="0in" style:shadow="none"/>
    </style:style>
    <style:style style:name="P38" style:parent-style-name="Normal1" style:family="paragraph">
      <style:paragraph-properties fo:text-align="justify">
        <style:tab-stops>
          <style:tab-stop style:type="left" style:position="0.5097in"/>
        </style:tab-stops>
      </style:paragraph-properties>
    </style:style>
    <style:style style:name="T39" style:parent-style-name="Policepardéfaut" style:family="text">
      <style:text-properties fo:font-style="italic" style:font-style-asian="italic" style:font-style-complex="italic"/>
    </style:style>
    <style:style style:name="T40" style:parent-style-name="Lienhypertexte" style:family="text">
      <style:text-properties style:font-name="Arial" style:font-name-complex="Arial" fo:color="#1155CC" fo:background-color="#FFFFFF"/>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P43"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44"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45"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46" style:parent-style-name="Normal1" style:family="paragraph">
      <style:paragraph-properties fo:text-align="justify">
        <style:tab-stops>
          <style:tab-stop style:type="left" style:position="0.5097in"/>
        </style:tab-stops>
      </style:paragraph-properties>
    </style:style>
    <style:style style:name="T47" style:parent-style-name="Lienhypertexte" style:family="text">
      <style:text-properties fo:font-style="italic" style:font-style-asian="italic" style:font-style-complex="italic"/>
    </style:style>
    <style:style style:name="P4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49" style:parent-style-name="Normal1" style:family="paragraph">
      <style:paragraph-properties fo:text-align="justify">
        <style:tab-stops>
          <style:tab-stop style:type="left" style:position="0.5097in"/>
        </style:tab-stops>
      </style:paragraph-properties>
    </style:style>
    <style:style style:name="T50" style:parent-style-name="Lienhypertexte" style:family="text">
      <style:text-properties fo:font-style="italic" style:font-style-asian="italic" style:font-style-complex="italic"/>
    </style:style>
    <style:style style:name="P5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5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53" style:parent-style-name="Normal1" style:family="paragraph">
      <style:paragraph-properties fo:text-align="justify">
        <style:tab-stops>
          <style:tab-stop style:type="left" style:position="0.5097in"/>
        </style:tab-stops>
      </style:paragraph-properties>
    </style:style>
    <style:style style:name="T54" style:parent-style-name="Lienhypertexte" style:family="text">
      <style:text-properties fo:font-style="italic" style:font-style-asian="italic" style:font-style-complex="italic"/>
    </style:style>
    <style:style style:name="T55" style:parent-style-name="Lienhypertexte" style:family="text">
      <style:text-properties fo:font-style="italic" style:font-style-asian="italic" style:font-style-complex="italic"/>
    </style:style>
    <style:style style:name="P56"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57"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5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59"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6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61"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2"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3"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4"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5"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6"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7" style:parent-style-name="Normal1" style:list-style-name="LFO8" style:family="paragraph">
      <style:paragraph-properties fo:text-align="justify">
        <style:tab-stops>
          <style:tab-stop style:type="left" style:position="0.0097in"/>
        </style:tab-stops>
      </style:paragraph-properties>
      <style:text-properties fo:font-style="italic" style:font-style-asian="italic" style:font-style-complex="italic"/>
    </style:style>
    <style:style style:name="P6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69"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3"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4" style:parent-style-name="Normal" style:family="paragraph">
      <style:paragraph-properties fo:break-before="page"/>
      <style:text-properties fo:font-style="italic" style:font-style-asian="italic" style:font-style-complex="italic" fo:hyphenate="true"/>
    </style:style>
    <style:style style:name="P75"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6"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fo:font-size="14pt" style:font-size-asian="14pt"/>
    </style:style>
    <style:style style:name="P77"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78" style:parent-style-name="Normal1" style:list-style-name="LFO6"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79" style:parent-style-name="Normal1" style:list-style-name="LFO6"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8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8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82" style:parent-style-name="Normal1" style:family="paragraph">
      <style:paragraph-properties fo:text-align="justify">
        <style:tab-stops>
          <style:tab-stop style:type="left" style:position="0.5097in"/>
        </style:tab-stops>
      </style:paragraph-properties>
    </style:style>
    <style:style style:name="T83" style:parent-style-name="Policepardéfaut" style:family="text">
      <style:text-properties fo:font-style="italic" style:font-style-asian="italic" style:font-style-complex="italic" fo:font-size="14pt" style:font-size-asian="14pt"/>
    </style:style>
    <style:style style:name="T84" style:parent-style-name="Policepardéfaut" style:family="text">
      <style:text-properties fo:font-style="italic" style:font-style-asian="italic" style:font-style-complex="italic" fo:font-size="14pt" style:font-size-asian="14pt"/>
    </style:style>
    <style:style style:name="T85" style:parent-style-name="Policepardéfaut" style:family="text">
      <style:text-properties fo:font-style="italic" style:font-style-asian="italic" style:font-style-complex="italic" fo:font-size="14pt" style:font-size-asian="14pt"/>
    </style:style>
    <style:style style:name="T86" style:parent-style-name="Policepardéfaut" style:family="text">
      <style:text-properties fo:font-style="italic" style:font-style-asian="italic" style:font-style-complex="italic" fo:font-size="14pt" style:font-size-asian="14pt"/>
    </style:style>
    <style:style style:name="T87" style:parent-style-name="Policepardéfaut" style:family="text">
      <style:text-properties fo:font-style="italic" style:font-style-asian="italic" style:font-style-complex="italic" fo:font-size="14pt" style:font-size-asian="14pt"/>
    </style:style>
    <style:style style:name="T88" style:parent-style-name="Policepardéfaut" style:family="text">
      <style:text-properties fo:font-style="italic" style:font-style-asian="italic" style:font-style-complex="italic" fo:font-size="14pt" style:font-size-asian="14pt"/>
    </style:style>
    <style:style style:name="T89" style:parent-style-name="Policepardéfaut" style:family="text">
      <style:text-properties fo:font-style="italic" style:font-style-asian="italic" style:font-style-complex="italic" fo:color="#FF0000" fo:font-size="14pt" style:font-size-asian="14pt"/>
    </style:style>
    <style:style style:name="T90" style:parent-style-name="Policepardéfaut" style:family="text">
      <style:text-properties fo:font-style="italic" style:font-style-asian="italic" style:font-style-complex="italic" fo:font-size="14pt" style:font-size-asian="14pt"/>
    </style:style>
    <style:style style:name="P9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3"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4"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5"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6"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97"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fo:font-size="14pt" style:font-size-asian="14pt"/>
    </style:style>
    <style:style style:name="P98" style:parent-style-name="Normal1" style:family="paragraph">
      <style:paragraph-properties fo:text-align="justify">
        <style:tab-stops>
          <style:tab-stop style:type="left" style:position="0.5097in"/>
        </style:tab-stops>
      </style:paragraph-properties>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style="italic" style:font-style-asian="italic" style:font-style-complex="italic"/>
    </style:style>
    <style:style style:name="P10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03"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fo:font-size="14pt" style:font-size-asian="14pt"/>
    </style:style>
    <style:style style:name="P104"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05"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06"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fo:font-size="14pt" style:font-size-asian="14pt"/>
    </style:style>
    <style:style style:name="P107"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0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09"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fo:font-size="14pt" style:font-size-asian="14pt"/>
    </style:style>
    <style:style style:name="P11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11"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2"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3"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4"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5"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6"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7" style:parent-style-name="Normal1" style:list-style-name="LFO7" style:family="paragraph">
      <style:paragraph-properties fo:text-align="justify">
        <style:tab-stops>
          <style:tab-stop style:type="left" style:position="-1.9902in"/>
        </style:tab-stops>
      </style:paragraph-properties>
      <style:text-properties fo:font-style="italic" style:font-style-asian="italic" style:font-style-complex="italic"/>
    </style:style>
    <style:style style:name="P11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19"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2"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3"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4" style:parent-style-name="Normal1" style:family="paragraph">
      <style:paragraph-properties fo:text-align="justify">
        <style:tab-stops>
          <style:tab-stop style:type="left" style:position="0.5097in"/>
        </style:tab-stops>
      </style:paragraph-properties>
    </style:style>
    <style:style style:name="T125" style:parent-style-name="Policepardéfaut" style:family="text">
      <style:text-properties fo:font-style="italic" style:font-style-asian="italic" style:font-style-complex="italic" fo:font-size="14pt" style:font-size-asian="14pt"/>
    </style:style>
    <style:style style:name="T126" style:parent-style-name="Policepardéfaut" style:family="text">
      <style:text-properties fo:font-style="italic" style:font-style-asian="italic" style:font-style-complex="italic" fo:font-size="14pt" style:font-size-asian="14pt"/>
    </style:style>
    <style:style style:name="T127" style:parent-style-name="Policepardéfaut" style:family="text">
      <style:text-properties fo:font-style="italic" style:font-style-asian="italic" style:font-style-complex="italic" fo:font-size="14pt" style:font-size-asian="14pt"/>
    </style:style>
    <style:style style:name="P128"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29"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30"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31" style:parent-style-name="Normal1" style:family="paragraph">
      <style:paragraph-properties fo:text-align="justify">
        <style:tab-stops>
          <style:tab-stop style:type="left" style:position="0.5097in"/>
        </style:tab-stops>
      </style:paragraph-properties>
      <style:text-properties fo:font-style="italic" style:font-style-asian="italic" style:font-style-complex="italic"/>
    </style:style>
    <style:style style:name="P132" style:parent-style-name="Normal1" style:family="paragraph">
      <style:paragraph-properties fo:text-align="justify">
        <style:tab-stops>
          <style:tab-stop style:type="left" style:position="0.5097in"/>
        </style:tab-stops>
      </style:paragraph-properties>
    </style:style>
    <style:style style:name="P133" style:parent-style-name="Normal1" style:family="paragraph">
      <style:paragraph-properties fo:text-align="justify">
        <style:tab-stops>
          <style:tab-stop style:type="left" style:position="0.5097in"/>
        </style:tab-stops>
      </style:paragraph-properties>
    </style:style>
    <style:style style:name="P134" style:parent-style-name="Normal1" style:family="paragraph">
      <style:paragraph-properties fo:text-align="justify">
        <style:tab-stops>
          <style:tab-stop style:type="left" style:position="0.5097in"/>
        </style:tab-stops>
      </style:paragraph-properties>
    </style:style>
    <style:style style:name="P135" style:parent-style-name="Normal1" style:family="paragraph">
      <style:paragraph-properties fo:text-align="justify">
        <style:tab-stops>
          <style:tab-stop style:type="left" style:position="0.5097in"/>
        </style:tab-stops>
      </style:paragraph-properties>
    </style:style>
    <style:style style:name="P136" style:parent-style-name="Normal1" style:family="paragraph">
      <style:paragraph-properties fo:text-align="justify">
        <style:tab-stops>
          <style:tab-stop style:type="left" style:position="0.5097in"/>
        </style:tab-stops>
      </style:paragraph-properties>
      <style:text-properties fo:language="en" fo:country="US"/>
    </style:style>
    <style:style style:name="P137" style:parent-style-name="Normal1" style:family="paragraph">
      <style:paragraph-properties fo:text-align="justify">
        <style:tab-stops>
          <style:tab-stop style:type="left" style:position="0.5097in"/>
        </style:tab-stops>
      </style:paragraph-properties>
    </style:style>
    <style:style style:name="T138" style:parent-style-name="Lienhypertexte" style:family="text">
      <style:text-properties fo:language="en" fo:country="US"/>
    </style:style>
    <style:style style:name="P139" style:parent-style-name="Normal1" style:family="paragraph">
      <style:paragraph-properties fo:text-align="justify">
        <style:tab-stops>
          <style:tab-stop style:type="left" style:position="0.5097in"/>
        </style:tab-stops>
      </style:paragraph-properties>
      <style:text-properties fo:language="en" fo:country="US"/>
    </style:style>
    <style:style style:name="P140" style:parent-style-name="Normal1" style:family="paragraph">
      <style:paragraph-properties fo:text-align="justify">
        <style:tab-stops>
          <style:tab-stop style:type="left" style:position="0.5097in"/>
        </style:tab-stops>
      </style:paragraph-properties>
      <style:text-properties fo:language="en" fo:country="US"/>
    </style:style>
    <style:style style:name="P141" style:parent-style-name="Normal1" style:family="paragraph">
      <style:paragraph-properties fo:text-align="justify">
        <style:tab-stops>
          <style:tab-stop style:type="left" style:position="0.5097in"/>
        </style:tab-stops>
      </style:paragraph-properties>
    </style:style>
    <style:style style:name="T142" style:parent-style-name="Lienhypertexte" style:family="text">
      <style:text-properties fo:language="en" fo:country="US"/>
    </style:style>
    <style:style style:name="P143" style:parent-style-name="Normal1" style:family="paragraph">
      <style:paragraph-properties fo:text-align="justify">
        <style:tab-stops>
          <style:tab-stop style:type="left" style:position="0.5097in"/>
        </style:tab-stops>
      </style:paragraph-properties>
    </style:style>
    <style:style style:name="T144" style:parent-style-name="Lienhypertexte" style:family="text">
      <style:text-properties fo:language="en" fo:country="US"/>
    </style:style>
    <style:style style:name="P145" style:parent-style-name="Normal1" style:family="paragraph">
      <style:paragraph-properties fo:text-align="justify">
        <style:tab-stops>
          <style:tab-stop style:type="left" style:position="0.5097in"/>
        </style:tab-stops>
      </style:paragraph-properties>
      <style:text-properties fo:language="en" fo:country="US"/>
    </style:style>
    <style:style style:name="P146" style:parent-style-name="Normal1" style:family="paragraph">
      <style:paragraph-properties fo:text-align="justify">
        <style:tab-stops>
          <style:tab-stop style:type="left" style:position="0.5097in"/>
        </style:tab-stops>
      </style:paragraph-properties>
    </style:style>
    <style:style style:name="T147" style:parent-style-name="Lienhypertexte" style:family="text">
      <style:text-properties fo:language="en" fo:country="US"/>
    </style:style>
    <style:style style:name="P148" style:parent-style-name="Normal1" style:family="paragraph">
      <style:paragraph-properties fo:text-align="justify">
        <style:tab-stops>
          <style:tab-stop style:type="left" style:position="0.5097in"/>
        </style:tab-stops>
      </style:paragraph-properties>
      <style:text-properties fo:language="en" fo:country="US"/>
    </style:style>
    <style:style style:name="P149" style:parent-style-name="Normal1" style:family="paragraph">
      <style:paragraph-properties fo:text-align="justify">
        <style:tab-stops>
          <style:tab-stop style:type="left" style:position="0.5097in"/>
        </style:tab-stops>
      </style:paragraph-properties>
      <style:text-properties fo:language="en" fo:country="US"/>
    </style:style>
    <style:style style:name="P150" style:parent-style-name="Normal1" style:family="paragraph">
      <style:paragraph-properties fo:text-align="justify">
        <style:tab-stops>
          <style:tab-stop style:type="left" style:position="0.5097in"/>
        </style:tab-stops>
      </style:paragraph-properties>
      <style:text-properties fo:language="en" fo:country="US"/>
    </style:style>
    <style:style style:name="P151" style:parent-style-name="Normal1" style:family="paragraph">
      <style:paragraph-properties fo:text-align="justify">
        <style:tab-stops>
          <style:tab-stop style:type="left" style:position="0.5097in"/>
        </style:tab-stops>
      </style:paragraph-properties>
    </style:style>
    <style:style style:name="T152" style:parent-style-name="Lienhypertexte" style:family="text">
      <style:text-properties fo:language="en" fo:country="US"/>
    </style:style>
    <style:style style:name="T153" style:parent-style-name="Lienhypertexte" style:family="text">
      <style:text-properties fo:language="en" fo:country="US"/>
    </style:style>
    <style:style style:name="P154" style:parent-style-name="Normal1" style:family="paragraph">
      <style:paragraph-properties fo:text-align="justify">
        <style:tab-stops>
          <style:tab-stop style:type="left" style:position="0.5097in"/>
        </style:tab-stops>
      </style:paragraph-properties>
      <style:text-properties fo:language="en" fo:country="US"/>
    </style:style>
    <style:style style:name="P155" style:parent-style-name="Normal1" style:family="paragraph">
      <style:paragraph-properties fo:text-align="justify">
        <style:tab-stops>
          <style:tab-stop style:type="left" style:position="0.5097in"/>
        </style:tab-stops>
      </style:paragraph-properties>
    </style:style>
    <style:style style:name="T156" style:parent-style-name="Lienhypertexte" style:family="text">
      <style:text-properties fo:language="en" fo:country="US"/>
    </style:style>
    <style:style style:name="P157" style:parent-style-name="Normal1" style:family="paragraph">
      <style:paragraph-properties fo:text-align="justify">
        <style:tab-stops>
          <style:tab-stop style:type="left" style:position="0.5097in"/>
        </style:tab-stops>
      </style:paragraph-properties>
      <style:text-properties fo:language="en" fo:country="US"/>
    </style:style>
    <style:style style:name="P158" style:parent-style-name="Normal1" style:family="paragraph">
      <style:paragraph-properties fo:text-align="justify">
        <style:tab-stops>
          <style:tab-stop style:type="left" style:position="0.5097in"/>
        </style:tab-stops>
      </style:paragraph-properties>
    </style:style>
    <style:style style:name="T159" style:parent-style-name="Lienhypertexte" style:family="text">
      <style:text-properties fo:language="en" fo:country="US"/>
    </style:style>
    <style:style style:name="P160" style:parent-style-name="Normal1" style:family="paragraph">
      <style:paragraph-properties fo:text-align="justify">
        <style:tab-stops>
          <style:tab-stop style:type="left" style:position="0.5097in"/>
        </style:tab-stops>
      </style:paragraph-properties>
    </style:style>
    <style:style style:name="T161" style:parent-style-name="Lienhypertexte" style:family="text">
      <style:text-properties fo:language="en" fo:country="US"/>
    </style:style>
    <style:style style:name="P162" style:parent-style-name="Normal1" style:family="paragraph">
      <style:paragraph-properties fo:text-align="justify">
        <style:tab-stops>
          <style:tab-stop style:type="left" style:position="0.5097in"/>
        </style:tab-stops>
      </style:paragraph-properties>
    </style:style>
    <style:style style:name="T163" style:parent-style-name="Lienhypertexte" style:family="text">
      <style:text-properties fo:language="en" fo:country="US"/>
    </style:style>
    <style:style style:name="P164" style:parent-style-name="Normal1" style:family="paragraph">
      <style:paragraph-properties fo:text-align="justify">
        <style:tab-stops>
          <style:tab-stop style:type="left" style:position="0.5097in"/>
        </style:tab-stops>
      </style:paragraph-properties>
    </style:style>
    <style:style style:name="T165" style:parent-style-name="Lienhypertexte" style:family="text">
      <style:text-properties fo:language="en" fo:country="US"/>
    </style:style>
    <style:style style:name="P166" style:parent-style-name="Normal1" style:family="paragraph">
      <style:paragraph-properties fo:text-align="justify">
        <style:tab-stops>
          <style:tab-stop style:type="left" style:position="0.5097in"/>
        </style:tab-stops>
      </style:paragraph-properties>
    </style:style>
    <style:style style:name="T167" style:parent-style-name="Lienhypertexte" style:family="text">
      <style:text-properties fo:language="en" fo:country="US"/>
    </style:style>
    <style:style style:name="P168" style:parent-style-name="Normal1" style:family="paragraph">
      <style:paragraph-properties fo:text-align="justify">
        <style:tab-stops>
          <style:tab-stop style:type="left" style:position="0.5097in"/>
        </style:tab-stops>
      </style:paragraph-properties>
      <style:text-properties fo:language="en" fo:country="US"/>
    </style:style>
    <style:style style:name="P169" style:parent-style-name="Normal1" style:family="paragraph">
      <style:paragraph-properties fo:text-align="justify">
        <style:tab-stops>
          <style:tab-stop style:type="left" style:position="0.5097in"/>
        </style:tab-stops>
      </style:paragraph-properties>
      <style:text-properties fo:language="en" fo:country="US"/>
    </style:style>
    <style:style style:name="P170" style:parent-style-name="Normal1" style:family="paragraph">
      <style:paragraph-properties fo:text-align="justify">
        <style:tab-stops>
          <style:tab-stop style:type="left" style:position="0.5097in"/>
        </style:tab-stops>
      </style:paragraph-properties>
    </style:style>
    <style:style style:name="T171" style:parent-style-name="Lienhypertexte" style:family="text">
      <style:text-properties fo:language="en" fo:country="US"/>
    </style:style>
    <style:style style:name="T172" style:parent-style-name="Lienhypertexte" style:family="text">
      <style:text-properties fo:language="en" fo:country="US"/>
    </style:style>
    <style:style style:name="P173" style:parent-style-name="Normal1" style:family="paragraph">
      <style:paragraph-properties fo:text-align="justify">
        <style:tab-stops>
          <style:tab-stop style:type="left" style:position="0.5097in"/>
        </style:tab-stops>
      </style:paragraph-properties>
      <style:text-properties fo:language="en" fo:country="US"/>
    </style:style>
    <style:style style:name="P174" style:parent-style-name="Normal1" style:family="paragraph">
      <style:paragraph-properties fo:text-align="justify">
        <style:tab-stops>
          <style:tab-stop style:type="left" style:position="0.5097in"/>
        </style:tab-stops>
      </style:paragraph-properties>
      <style:text-properties fo:language="en" fo:country="US"/>
    </style:style>
    <style:style style:name="P175" style:parent-style-name="Normal1" style:family="paragraph">
      <style:paragraph-properties fo:text-align="justify">
        <style:tab-stops>
          <style:tab-stop style:type="left" style:position="0.5097in"/>
        </style:tab-stops>
      </style:paragraph-properties>
    </style:style>
    <style:style style:name="T176" style:parent-style-name="Lienhypertexte" style:family="text">
      <style:text-properties fo:language="en" fo:country="US"/>
    </style:style>
    <style:style style:name="P177" style:parent-style-name="Normal1" style:family="paragraph">
      <style:paragraph-properties fo:text-align="justify">
        <style:tab-stops>
          <style:tab-stop style:type="left" style:position="0.5097in"/>
        </style:tab-stops>
      </style:paragraph-properties>
      <style:text-properties fo:language="en" fo:country="US"/>
    </style:style>
    <style:style style:name="P178" style:parent-style-name="Normal1" style:family="paragraph">
      <style:paragraph-properties fo:text-align="justify">
        <style:tab-stops>
          <style:tab-stop style:type="left" style:position="0.5097in"/>
        </style:tab-stops>
      </style:paragraph-properties>
      <style:text-properties fo:language="en" fo:country="US"/>
    </style:style>
    <style:style style:name="P179" style:parent-style-name="Normal1" style:family="paragraph">
      <style:paragraph-properties fo:text-align="justify">
        <style:tab-stops>
          <style:tab-stop style:type="left" style:position="0.5097in"/>
        </style:tab-stops>
      </style:paragraph-properties>
      <style:text-properties fo:language="en" fo:country="US"/>
    </style:style>
    <style:style style:name="P180" style:parent-style-name="Normal1" style:family="paragraph">
      <style:paragraph-properties fo:text-align="justify">
        <style:tab-stops>
          <style:tab-stop style:type="left" style:position="0.5097in"/>
        </style:tab-stops>
      </style:paragraph-properties>
      <style:text-properties fo:language="en" fo:country="US"/>
    </style:style>
    <style:style style:name="P181" style:parent-style-name="Normal1" style:family="paragraph">
      <style:paragraph-properties fo:text-align="justify">
        <style:tab-stops>
          <style:tab-stop style:type="left" style:position="0.5097in"/>
        </style:tab-stops>
      </style:paragraph-properties>
      <style:text-properties fo:language="en" fo:country="US"/>
    </style:style>
    <style:style style:name="P182" style:parent-style-name="Normal1" style:family="paragraph">
      <style:paragraph-properties fo:text-align="justify">
        <style:tab-stops>
          <style:tab-stop style:type="left" style:position="0.5097in"/>
        </style:tab-stops>
      </style:paragraph-properties>
      <style:text-properties fo:language="en" fo:country="US"/>
    </style:style>
    <style:style style:name="P183" style:parent-style-name="Normal1" style:family="paragraph">
      <style:paragraph-properties fo:text-align="justify">
        <style:tab-stops>
          <style:tab-stop style:type="left" style:position="0.5097in"/>
        </style:tab-stops>
      </style:paragraph-properties>
      <style:text-properties fo:language="en" fo:country="US"/>
    </style:style>
    <style:style style:name="P184" style:parent-style-name="Normal1" style:family="paragraph">
      <style:paragraph-properties fo:text-align="justify">
        <style:tab-stops>
          <style:tab-stop style:type="left" style:position="0.5097in"/>
        </style:tab-stops>
      </style:paragraph-properties>
    </style:style>
    <style:style style:name="T185" style:parent-style-name="Lienhypertexte" style:family="text">
      <style:text-properties fo:language="en" fo:country="US"/>
    </style:style>
    <style:style style:name="T186" style:parent-style-name="Lienhypertexte" style:family="text">
      <style:text-properties fo:language="en" fo:country="US"/>
    </style:style>
    <style:style style:name="P187" style:parent-style-name="Normal1" style:family="paragraph">
      <style:paragraph-properties fo:text-align="justify">
        <style:tab-stops>
          <style:tab-stop style:type="left" style:position="0.5097in"/>
        </style:tab-stops>
      </style:paragraph-properties>
      <style:text-properties fo:language="en" fo:country="US"/>
    </style:style>
    <style:style style:name="P188" style:parent-style-name="Normal1" style:family="paragraph">
      <style:paragraph-properties fo:text-align="justify">
        <style:tab-stops>
          <style:tab-stop style:type="left" style:position="0.5097in"/>
        </style:tab-stops>
      </style:paragraph-properties>
    </style:style>
    <style:style style:name="T189" style:parent-style-name="Lienhypertexte" style:family="text">
      <style:text-properties fo:language="en" fo:country="US"/>
    </style:style>
    <style:style style:name="P190" style:parent-style-name="Normal1" style:family="paragraph">
      <style:paragraph-properties fo:text-align="justify">
        <style:tab-stops>
          <style:tab-stop style:type="left" style:position="0.5097in"/>
        </style:tab-stops>
      </style:paragraph-properties>
      <style:text-properties fo:language="en" fo:country="US"/>
    </style:style>
    <style:style style:name="P191" style:parent-style-name="Normal1" style:family="paragraph">
      <style:paragraph-properties fo:text-align="justify">
        <style:tab-stops>
          <style:tab-stop style:type="left" style:position="0.5097in"/>
        </style:tab-stops>
      </style:paragraph-properties>
      <style:text-properties fo:language="en" fo:country="US"/>
    </style:style>
    <style:style style:name="P192" style:parent-style-name="Normal1" style:family="paragraph">
      <style:paragraph-properties fo:text-align="justify">
        <style:tab-stops>
          <style:tab-stop style:type="left" style:position="0.5097in"/>
        </style:tab-stops>
      </style:paragraph-properties>
    </style:style>
    <style:style style:name="T193" style:parent-style-name="Lienhypertexte" style:family="text">
      <style:text-properties fo:language="en" fo:country="US"/>
    </style:style>
    <style:style style:name="P194" style:parent-style-name="Normal1" style:family="paragraph">
      <style:paragraph-properties fo:text-align="justify">
        <style:tab-stops>
          <style:tab-stop style:type="left" style:position="0.5097in"/>
        </style:tab-stops>
      </style:paragraph-properties>
    </style:style>
    <style:style style:name="T195" style:parent-style-name="Lienhypertexte" style:family="text">
      <style:text-properties fo:language="en" fo:country="US"/>
    </style:style>
    <style:style style:name="P196" style:parent-style-name="Normal1" style:family="paragraph">
      <style:paragraph-properties fo:text-align="justify">
        <style:tab-stops>
          <style:tab-stop style:type="left" style:position="0.5097in"/>
        </style:tab-stops>
      </style:paragraph-properties>
      <style:text-properties fo:language="en" fo:country="US"/>
    </style:style>
    <style:style style:name="P197" style:parent-style-name="Normal1" style:family="paragraph">
      <style:paragraph-properties fo:text-align="justify">
        <style:tab-stops>
          <style:tab-stop style:type="left" style:position="0.5097in"/>
        </style:tab-stops>
      </style:paragraph-properties>
      <style:text-properties fo:language="en" fo:country="US"/>
    </style:style>
    <style:style style:name="P198" style:parent-style-name="Normal1" style:family="paragraph">
      <style:paragraph-properties fo:text-align="justify">
        <style:tab-stops>
          <style:tab-stop style:type="left" style:position="0.5097in"/>
        </style:tab-stops>
      </style:paragraph-properties>
    </style:style>
    <style:style style:name="T199" style:parent-style-name="Lienhypertexte" style:family="text">
      <style:text-properties fo:language="en" fo:country="US"/>
    </style:style>
    <style:style style:name="P200" style:parent-style-name="Normal1" style:family="paragraph">
      <style:paragraph-properties fo:text-align="justify">
        <style:tab-stops>
          <style:tab-stop style:type="left" style:position="0.5097in"/>
        </style:tab-stops>
      </style:paragraph-properties>
      <style:text-properties fo:language="en" fo:country="US"/>
    </style:style>
    <style:style style:name="P201" style:parent-style-name="Normal1" style:family="paragraph">
      <style:paragraph-properties fo:text-align="justify">
        <style:tab-stops>
          <style:tab-stop style:type="left" style:position="0.5097in"/>
        </style:tab-stops>
      </style:paragraph-properties>
      <style:text-properties fo:language="en" fo:country="US"/>
    </style:style>
    <style:style style:name="P202" style:parent-style-name="Normal1" style:family="paragraph">
      <style:paragraph-properties fo:text-align="justify">
        <style:tab-stops>
          <style:tab-stop style:type="left" style:position="0.5097in"/>
        </style:tab-stops>
      </style:paragraph-properties>
      <style:text-properties fo:language="en" fo:country="US"/>
    </style:style>
    <style:style style:name="P203" style:parent-style-name="Normal1" style:family="paragraph">
      <style:paragraph-properties fo:text-align="justify">
        <style:tab-stops>
          <style:tab-stop style:type="left" style:position="0.5097in"/>
        </style:tab-stops>
      </style:paragraph-properties>
    </style:style>
    <style:style style:name="T204" style:parent-style-name="Lienhypertexte" style:family="text">
      <style:text-properties fo:language="en" fo:country="US"/>
    </style:style>
    <style:style style:name="P205" style:parent-style-name="Normal1" style:family="paragraph">
      <style:paragraph-properties fo:text-align="justify">
        <style:tab-stops>
          <style:tab-stop style:type="left" style:position="0.5097in"/>
        </style:tab-stops>
      </style:paragraph-properties>
      <style:text-properties fo:language="en" fo:country="US"/>
    </style:style>
    <style:style style:name="P206" style:parent-style-name="Normal1" style:family="paragraph">
      <style:paragraph-properties fo:text-align="justify">
        <style:tab-stops>
          <style:tab-stop style:type="left" style:position="0.5097in"/>
        </style:tab-stops>
      </style:paragraph-properties>
    </style:style>
    <style:style style:name="T207" style:parent-style-name="Lienhypertexte" style:family="text">
      <style:text-properties fo:language="en" fo:country="US"/>
    </style:style>
    <style:style style:name="T208" style:parent-style-name="Lienhypertexte" style:family="text">
      <style:text-properties fo:language="en" fo:country="US"/>
    </style:style>
    <style:style style:name="P209" style:parent-style-name="Normal1" style:family="paragraph">
      <style:paragraph-properties fo:text-align="justify">
        <style:tab-stops>
          <style:tab-stop style:type="left" style:position="0.5097in"/>
        </style:tab-stops>
      </style:paragraph-properties>
    </style:style>
    <style:style style:name="T210" style:parent-style-name="Lienhypertexte" style:family="text">
      <style:text-properties fo:language="en" fo:country="US"/>
    </style:style>
    <style:style style:name="P211" style:parent-style-name="Normal1" style:family="paragraph">
      <style:paragraph-properties fo:text-align="justify">
        <style:tab-stops>
          <style:tab-stop style:type="left" style:position="0.5097in"/>
        </style:tab-stops>
      </style:paragraph-properties>
      <style:text-properties fo:language="en" fo:country="US"/>
    </style:style>
    <style:style style:name="P212" style:parent-style-name="Normal1" style:family="paragraph">
      <style:paragraph-properties fo:text-align="justify">
        <style:tab-stops>
          <style:tab-stop style:type="left" style:position="0.5097in"/>
        </style:tab-stops>
      </style:paragraph-properties>
    </style:style>
    <style:style style:name="T213" style:parent-style-name="Lienhypertexte" style:family="text">
      <style:text-properties fo:language="en" fo:country="US"/>
    </style:style>
    <style:style style:name="P214" style:parent-style-name="Normal1" style:family="paragraph">
      <style:paragraph-properties fo:text-align="justify">
        <style:tab-stops>
          <style:tab-stop style:type="left" style:position="0.5097in"/>
        </style:tab-stops>
      </style:paragraph-properties>
      <style:text-properties fo:language="en" fo:country="US"/>
    </style:style>
    <style:style style:name="P215" style:parent-style-name="Normal1" style:family="paragraph">
      <style:paragraph-properties fo:text-align="justify">
        <style:tab-stops>
          <style:tab-stop style:type="left" style:position="0.5097in"/>
        </style:tab-stops>
      </style:paragraph-properties>
      <style:text-properties fo:language="en" fo:country="US"/>
    </style:style>
    <style:style style:name="P216" style:parent-style-name="Normal1" style:family="paragraph">
      <style:paragraph-properties fo:text-align="justify">
        <style:tab-stops>
          <style:tab-stop style:type="left" style:position="0.5097in"/>
        </style:tab-stops>
      </style:paragraph-properties>
      <style:text-properties fo:language="en" fo:country="US"/>
    </style:style>
    <style:style style:name="P217" style:parent-style-name="Normal1" style:family="paragraph">
      <style:paragraph-properties fo:text-align="justify">
        <style:tab-stops>
          <style:tab-stop style:type="left" style:position="0.5097in"/>
        </style:tab-stops>
      </style:paragraph-properties>
    </style:style>
    <style:style style:name="T218" style:parent-style-name="Lienhypertexte" style:family="text">
      <style:text-properties fo:language="en" fo:country="US"/>
    </style:style>
    <style:style style:name="P219" style:parent-style-name="Normal1" style:family="paragraph">
      <style:paragraph-properties fo:text-align="justify">
        <style:tab-stops>
          <style:tab-stop style:type="left" style:position="0.5097in"/>
        </style:tab-stops>
      </style:paragraph-properties>
    </style:style>
    <style:style style:name="T220" style:parent-style-name="Lienhypertexte" style:family="text">
      <style:text-properties fo:language="en" fo:country="US"/>
    </style:style>
    <style:style style:name="P221" style:parent-style-name="Normal1" style:family="paragraph">
      <style:paragraph-properties fo:text-align="justify">
        <style:tab-stops>
          <style:tab-stop style:type="left" style:position="0.5097in"/>
        </style:tab-stops>
      </style:paragraph-properties>
      <style:text-properties fo:language="en" fo:country="US"/>
    </style:style>
    <style:style style:name="P222" style:parent-style-name="Normal1" style:family="paragraph">
      <style:paragraph-properties fo:text-align="justify">
        <style:tab-stops>
          <style:tab-stop style:type="left" style:position="0.5097in"/>
        </style:tab-stops>
      </style:paragraph-properties>
      <style:text-properties fo:language="en" fo:country="US"/>
    </style:style>
    <style:style style:name="P223" style:parent-style-name="Normal1" style:family="paragraph">
      <style:paragraph-properties fo:text-align="justify">
        <style:tab-stops>
          <style:tab-stop style:type="left" style:position="0.5097in"/>
        </style:tab-stops>
      </style:paragraph-properties>
      <style:text-properties fo:language="en" fo:country="US"/>
    </style:style>
    <style:style style:name="P224" style:parent-style-name="Normal1" style:family="paragraph">
      <style:paragraph-properties fo:text-align="justify">
        <style:tab-stops>
          <style:tab-stop style:type="left" style:position="0.5097in"/>
        </style:tab-stops>
      </style:paragraph-properties>
    </style:style>
    <style:style style:name="T225" style:parent-style-name="Lienhypertexte" style:family="text">
      <style:text-properties fo:language="en" fo:country="US"/>
    </style:style>
    <style:style style:name="P226" style:parent-style-name="Normal1" style:family="paragraph">
      <style:paragraph-properties fo:text-align="justify">
        <style:tab-stops>
          <style:tab-stop style:type="left" style:position="0.5097in"/>
        </style:tab-stops>
      </style:paragraph-properties>
    </style:style>
    <style:style style:name="P227" style:parent-style-name="Normal1" style:family="paragraph">
      <style:paragraph-properties fo:text-align="justify">
        <style:tab-stops>
          <style:tab-stop style:type="left" style:position="0.5097in"/>
        </style:tab-stops>
      </style:paragraph-properties>
    </style:style>
    <style:style style:name="P228" style:parent-style-name="Normal1" style:family="paragraph">
      <style:paragraph-properties fo:text-align="justify">
        <style:tab-stops>
          <style:tab-stop style:type="left" style:position="0.5097in"/>
        </style:tab-stops>
      </style:paragraph-properties>
    </style:style>
    <style:style style:name="P229" style:parent-style-name="Normal1" style:family="paragraph">
      <style:paragraph-properties fo:text-align="justify">
        <style:tab-stops>
          <style:tab-stop style:type="left" style:position="0.5097in"/>
        </style:tab-stops>
      </style:paragraph-properties>
    </style:style>
    <style:style style:name="P230" style:parent-style-name="Normal1" style:family="paragraph">
      <style:paragraph-properties fo:text-align="justify">
        <style:tab-stops>
          <style:tab-stop style:type="left" style:position="0.5097in"/>
        </style:tab-stops>
      </style:paragraph-properties>
    </style:style>
    <style:style style:name="P231" style:parent-style-name="Normal1" style:family="paragraph">
      <style:paragraph-properties fo:text-align="justify" fo:margin-top="0in" fo:margin-bottom="0.0972in" fo:line-height="120%" fo:margin-right="1.693in"/>
      <style:text-properties fo:font-size="10pt" style:font-size-asian="10pt" style:font-size-complex="10pt"/>
    </style:style>
  </office:automatic-styles>
  <office:body>
    <office:text text:use-soft-page-breaks="true">
      <text:p text:style-name="P1"/>
      <text:p text:style-name="P3"/>
      <text:p text:style-name="Normal1"/>
      <text:h text:style-name="Titre1" text:outline-level="1"><text:span text:style-name="T4">Architecture des<text:s/></text:span><text:span text:style-name="T5">Systèmes d’information appliquée</text:span><text:span text:style-name="T6"><text:s/>à la robotique</text:span></text:h>
      <text:p text:style-name="P7"><text:span text:style-name="T8"><text:s text:c="2"/>Majeure ROBIA/ module Architecture des Systèmes d’Information</text:span></text:p>
      <text:p text:style-name="P9">2022/2023</text:p>
      <text:p text:style-name="P10"><text:span text:style-name="T11">TP</text:span></text:p>
      <text:p text:style-name="P12"/>
      <text:p text:style-name="Normal1"/>
      <text:p text:style-name="Normal1"/>
      <text:p text:style-name="Normal1"/>
      <text:p text:style-name="P13"/>
      <text:p text:style-name="P14"/>
      <text:p text:style-name="Titre"><text:tab/><text:tab/><text:tab/><text:tab/><text:tab/>Sujet</text:p>
      <text:p text:style-name="Normal1"/>
      <text:p text:style-name="Normal1"/>
      <text:p text:style-name="Normal1"/>
      <text:p text:style-name="P15">Prérequis :<text:s/><text:span text:style-name="T16">connaissances à<text:s/></text:span><text:span text:style-name="T17">minima des Bases d'</text:span><text:span text:style-name="T18">algorithmie</text:span><text:span text:style-name="T19">. <text:s/>Connaissances à minima de python.<text:s/></text:span></text:p>
      <text:p text:style-name="P20">L’objectif de cette partie du module est de s’intéresser à la mise en œuvre des principes d’architectures des systèmes d’informations dans le cadre de la robotique.</text:p>
      <text:p text:style-name="P21"><text:s/>Sujets connexes abordés Prise en main des outils de manipulation d’images comme <text:s/>Opencv,.</text:p>
      <text:p text:style-name="P22"/>
      <text:p text:style-name="Normal1">Les besoins en<text:s/>robotique font<text:s/>apparaitre :</text:p>
      <text:list text:style-name="LFO4" text:continue-numbering="true">
        <text:list-item>
          <text:p text:style-name="P23">La présence de nombreux traitements<text:s/></text:p>
        </text:list-item>
        <text:list-item>
          <text:p text:style-name="P24">Développement principalement en Python, C et C++.</text:p>
        </text:list-item>
        <text:list-item>
          <text:p text:style-name="P25">Présence de nombreuses sources de capteurs et de flux de<text:s/>données et d’ordre de contrôle<text:s/></text:p>
        </text:list-item>
        <text:list-item>
          <text:p text:style-name="P26">Potentiellement une architecture distribuée<text:s/>(puissance de calcul nécessaire pour les traitements)</text:p>
        </text:list-item>
        <text:list-item>
          <text:p text:style-name="P27">Des contraintes temps traitement « temps réel » , délai de bout en bout , fréquence de traitement<text:s/></text:p>
        </text:list-item>
      </text:list>
      <text:p text:style-name="Normal1"/>
      <text:p text:style-name="Normal1"/>
      <text:p text:style-name="Normal1">Les besoins<text:s/></text:p>
      <text:list text:style-name="LFO5" text:continue-numbering="true">
        <text:list-item>
          <text:p text:style-name="P28">Remonté information contrôle (start/stop sur un équipement )</text:p>
        </text:list-item>
        <text:list-item>
          <text:p text:style-name="P29">Remonté d’information sporadique (appuie bumper)</text:p>
        </text:list-item>
        <text:list-item>
          <text:p text:style-name="P30">Remontée de flux d’information (flux video, <text:s/>flux audio)</text:p>
        </text:list-item>
      </text:list>
      <text:p text:style-name="Normal1">On peut aussi citer<text:s/></text:p>
      <text:list text:style-name="LFO5" text:continue-numbering="true">
        <text:list-item>
          <text:p text:style-name="P31">Des besoins d’Interface Homme Robot <text:s/>(Controller le lancement des traitements<text:s/>quand nécessaire)</text:p>
        </text:list-item>
      </text:list>
      <text:p text:style-name="Normal1"/>
      <text:soft-page-break/>
      <text:list text:style-name="LFO5" text:continue-numbering="true">
        <text:list-item>
          <text:p text:style-name="P32">Une nécessité<text:s/>de Déploiement</text:p>
        </text:list-item>
        <text:list-item>
          <text:p text:style-name="P33">L’importance des Test, surtout à un niveau système/intégration</text:p>
        </text:list-item>
        <text:list-item>
          <text:p text:style-name="P34">Le Paramétrage des traitements<text:s/></text:p>
        </text:list-item>
        <text:list-item>
          <text:p text:style-name="P35">La Remonté information de debug en fonctionnement</text:p>
        </text:list-item>
        <text:list-item>
          <text:p text:style-name="P36">La Problématique de conservation et distribution de log</text:p>
        </text:list-item>
        <text:list-item>
          <text:p text:style-name="P37">L’authentification et les droits d’accès <text:s/>qui est généralement un problème centrale de la distribution mais malheureusement pas encore en robotique</text:p>
        </text:list-item>
      </text:list>
      <text:p text:style-name="P38"><text:span text:style-name="T39">Utilisation de la vm xubuntu 18.04 de l’école ou sur vos PCs perso (</text:span><text:a xlink:href="https://drive.google.com/file/d/19iNI4pJ1EJAPTTrmRtoeTLo1dNIz8Vmq/view?usp=sharing" office:target-frame-name="_top" xlink:show="replace"><text:span text:style-name="T40">https://drive.google.com/file/d/19iNI4pJ1EJAPTTrmRtoeTLo1dNIz8Vmq/view?usp=sharing</text:span></text:a><text:span text:style-name="T41">). Attention l’évaluation finale comporte une <text:s/>partie pratique en salle TP s</text:span><text:span text:style-name="T42">ur VM.</text:span></text:p>
      <text:p text:style-name="P43"/>
      <text:p text:style-name="P44">Le déroulement du module suit un principe de classe <text:s/>inversée. L’objectif est la création d’un<text:s/>ensemble de<text:s/>dépôt sur gitlab qui présente vos exemples et explications qui doit servir de point d’entrée à un roboticien qui débute en ASI et souhaite comprendre les<text:s/>enjeux et les outils. Vous présenterez vos dépôts le jeudi 1/6 <text:s/>debut d’apres midi à vos camarades. <text:s text:c="2"/>L’idée est de montrer comment différentes technologies/approches permettent de répondre aux besoins cités précédemment. On fera en particulier un focus les points a,b,c. Les points d et e seront aussi à aborder. Les autres points seront survolés.</text:p>
      <text:p text:style-name="P45">Concernant le rendu de votre dérouler<text:s/>des séances<text:s/>sur gitlab, on pourra s’inspirer pour la mise en forme de<text:s/></text:p>
      <text:p text:style-name="P46"><text:a xlink:href="https://github.com/bbc/REST-API-example" office:target-frame-name="_top" xlink:show="replace"><text:span text:style-name="T47">https://github.com/bbc/REST-API-example</text:span></text:a></text:p>
      <text:p text:style-name="P48">On pourra agrémenter le readme de schémas générés directement à partir du Markdown<text:s/></text:p>
      <text:p text:style-name="P49"><text:a xlink:href="https://docs.gitlab.com/ee/user/markdown.html" office:target-frame-name="_top" xlink:show="replace"><text:span text:style-name="T50">https://docs.gitlab.com/ee/user/markdown.html</text:span></text:a></text:p>
      <text:p text:style-name="P51">En particulier l’usage des diagrammes de séquences permet clairement d’illustrer les échanges.</text:p>
      <text:p text:style-name="P52">Pour les <text:s/>schémas d’architecture, je vous propose(sans obligation) l’outil python <text:s/>diagrams et de générer des pngs.</text:p>
      <text:p text:style-name="P53"><text:a xlink:href="https://github.com/mingrammer/diagrams" office:target-frame-name="_top" xlink:show="replace"><text:span text:style-name="T54">https://</text:span><text:span text:style-name="T55">github.com/mingrammer/diagrams</text:span></text:a></text:p>
      <text:p text:style-name="P56"/>
      <text:soft-page-break/>
      <text:p text:style-name="P57">L’évaluation de ce (sous) module sera faite à 50% sur votre rendu gitlab (Le travail peut etre fait en monome ou en binomes)<text:s/>Au vue des productions sur gitlab, un ajustement individuel sera fait.) et à 50% sur un contrôle de TP <text:s/>de 3H.</text:p>
      <text:p text:style-name="P58">Concernant les<text:s/>dépots, respecter la nomenclature<text:s/>suivante<text:s/><text:s/>de lien sur gitlab et donner moi le droit maitener (compte : fabricejumel) 4IRC_ASIROS_VOTRENOM_ EX1, …, 4IRC_ASIROS_EX2</text:p>
      <text:p text:style-name="P59">On considère le scénario suivant ,<text:s/></text:p>
      <text:p text:style-name="P60">Une installation<text:s/>de type domotique ou équivalent<text:s/>(ca pourrait aussi être un robot)<text:s/><text:s/>comporte les équipements <text:s/>suivants :</text:p>
      <text:list text:style-name="LFO8" text:continue-numbering="true">
        <text:list-item>
          <text:p text:style-name="P61">2 sondes<text:s/>de températures<text:s/>envoyant des informations<text:s/>toutes les 10s</text:p>
        </text:list-item>
        <text:list-item>
          <text:p text:style-name="P62">5<text:s/>sondes à<text:s/>déclenchement<text:s/>de proximité</text:p>
        </text:list-item>
        <text:list-item>
          <text:p text:style-name="P63">Dix actionneurs en tout ou rien</text:p>
        </text:list-item>
        <text:list-item>
          <text:p text:style-name="P64">2 moteurs<text:s/>contrôlés<text:s/>en position et qui peuvent renvoyer une erreur en cas de problème<text:s/>(surchauffe ou impossibilité<text:s/>d’atteindre la position<text:s/>après<text:s/>un timeout à définir)</text:p>
        </text:list-item>
        <text:list-item>
          <text:p text:style-name="P65">2 caméras (<text:s/>flux camera <text:s/>entre 10 et 30 images par<text:s/>secondes<text:s/>)</text:p>
        </text:list-item>
        <text:list-item>
          <text:p text:style-name="P66">Un microphone et 2 hauts parleurs<text:s/>(On<text:s/>considère<text:s/>donc 3<text:s/>flux<text:s/>audio, 1 flux microphone et 2<text:s/>flux à destinations<text:s/>des hauts parleurs)</text:p>
        </text:list-item>
        <text:list-item>
          <text:p text:style-name="P67">Une logique d’affichage<text:s/>sous forme d’écran</text:p>
        </text:list-item>
      </text:list>
      <text:p text:style-name="P68"/>
      <text:p text:style-name="P69">L’objectif du système est<text:s/>de pouvoir créer des applications permettant la mise en œuvre de ses capteurs/actionneurs.<text:s/></text:p>
      <text:p text:style-name="P70">Un cas typique est de considérer un<text:s/>contrôleur<text:s/>qui permet de<text:s/>controller les actionneurs et de récupérer les<text:s/>informations des<text:s/><text:s/>capteurs.<text:s/>Dans le cas des flux videos et audio , on souhaite les coupler à des outils d’intelligence artificielles, en particulier de la détection d’objets ou de la reconnaissance de visage ou encore un système de chatbot. Ces<text:s/>différentes<text:s/>applications doivent pouvoir être facilement distribués.</text:p>
      <text:p text:style-name="P71">Dans l’ensemble du sujet , la partie audio<text:s/>ne sera pas traité sauf si vous le désirez</text:p>
      <text:p text:style-name="P72"/>
      <text:p text:style-name="P73"/>
      <text:p text:style-name="P74"/>
      <text:p text:style-name="P75"/>
      <text:p text:style-name="P76">1 er Partie, approches basiques<text:s/>( Ne pas passer plus d’une séance sur cette partie)</text:p>
      <text:p text:style-name="P77">Montrer comment on peut répondre aux problématiques a,b,c <text:s/>avec une approche à base de :</text:p>
      <text:list text:style-name="LFO6" text:continue-numbering="true">
        <text:list-item>
          <text:p text:style-name="P78">UDP<text:s/></text:p>
        </text:list-item>
        <text:list-item>
          <text:p text:style-name="P79">TCP</text:p>
        </text:list-item>
      </text:list>
      <text:p text:style-name="P80">Faites un comparatif, proposer des codes permettant d’envoyer des données (remonté capteur et informations de contrôle) et permettant le transfert d’images. Concernant les images, on se posera aussi la question de la mise en place de traitement et<text:s/>de mise en chaine de ces différents traitements. Tout cela sous forme de README(s) (markdown) <text:s/>et de code d’exemples sur github.<text:s/></text:p>
      <text:p text:style-name="P81">Proposez des architectures vis-à-vis du cahier des charges<text:s/></text:p>
      <text:p text:style-name="P82"><text:span text:style-name="T83">2é</text:span><text:span text:style-name="T84">me partie</text:span><text:span text:style-name="T85">, approches<text:s/></text:span><text:span text:style-name="T86">micro services</text:span><text:span text:style-name="T87"><text:s/>en python</text:span><text:span text:style-name="T88"><text:s/>(</text:span><text:span text:style-name="T89">L’évaluation contrôle TP portera sur cette partie</text:span><text:span text:style-name="T90">)</text:span></text:p>
      <text:p text:style-name="P91">On utilise de plus des approches à base de http/https. Expliquer pourquoi et<text:s/>proposer des exemples. Ces exemples montreront les interactions possibles Navigateur/ application python et les interactions code python/code python</text:p>
      <text:p text:style-name="P92">On s’intéressera en particulier à flask et divers extensions si nécessaire (comme flask_cors et flask_socketio).<text:s/></text:p>
      <text:p text:style-name="P93"><text:s/>Concernant l’échange des images , on pourra s’intéresser à différents modes de transmission (par url, par url avec génération des urls, vu comme des fichiers, vu comme des images et mise en place d’une logique de streaming)</text:p>
      <text:p text:style-name="P94">Une fois que des exemples auront été produit sous flask. On pourra regarder rapidement pour comparaison les outils suivants ou en proposer d’autres (bottle, <text:s/>jango, web2py)</text:p>
      <text:p text:style-name="P95"/>
      <text:p text:style-name="P96">Proposer et coder l’architecture correspondant au cahier des charges<text:s/></text:p>
      <text:p text:style-name="P97">2 eme partie (Bis)<text:s/></text:p>
      <text:p text:style-name="P98"><text:span text:style-name="T99">A quoi sert nvidia pytriton ? quelle est son<text:s/></text:span><text:span text:style-name="T100">architecture,</text:span><text:span text:style-name="T101"><text:s/>quelle est le lien avec la partie précédente ?</text:span></text:p>
      <text:p text:style-name="P102"/>
      <text:p text:style-name="P103">2 eme partie<text:s/>(Ter)<text:s/></text:p>
      <text:soft-page-break/>
      <text:p text:style-name="P104">Auriez vous une proposition de framework ou d’outils plus pertinents que celui proposer avec flask. Proposez une architecture et si possible quelques proof of concepts<text:s/></text:p>
      <text:p text:style-name="P105"/>
      <text:p text:style-name="P106">3eme partie , Passage en production<text:s/></text:p>
      <text:p text:style-name="P107">On pourra discuter ensuite des problèmes de déploiement et de passage<text:s/>en production de solutions type webservices en python. On pourra montrer des exemples, mettant en œuvre en les comparant ou en les couplant des solutions comme <text:s/>nginx, wsgi, docker … ou autres à expliciter. On pourra en bonus faire des remarques ou des propositions sur les problèmes d’authentification et de droits d’accès.</text:p>
      <text:p text:style-name="P108"><text:s/></text:p>
      <text:p text:style-name="P109">4eme parti Déploiement en ligne</text:p>
      <text:p text:style-name="P110">Une phase final consiste généralement en un déploiement sur une plateforme tiers. Montrer comment est géré le déploiement et les choix d’architectures à<text:s/>faire sur les solutions suivantes<text:s/></text:p>
      <text:list text:style-name="LFO7" text:continue-numbering="true">
        <text:list-item>
          <text:p text:style-name="P111">Service d’hébergement type machine linux en ligne<text:s/></text:p>
        </text:list-item>
        <text:list-item>
          <text:p text:style-name="P112">AWS</text:p>
        </text:list-item>
        <text:list-item>
          <text:p text:style-name="P113">Heroku</text:p>
        </text:list-item>
        <text:list-item>
          <text:p text:style-name="P114">Pythonanywhere.com</text:p>
        </text:list-item>
        <text:list-item>
          <text:p text:style-name="P115">Algorithmia</text:p>
        </text:list-item>
        <text:list-item>
          <text:p text:style-name="P116">Google collab</text:p>
        </text:list-item>
        <text:list-item>
          <text:p text:style-name="P117">…</text:p>
        </text:list-item>
      </text:list>
      <text:p text:style-name="P118"/>
      <text:p text:style-name="P119">On essayera de produire au moins deux exemples sur des <text:s/>plateformes en ligne différentes<text:s/></text:p>
      <text:p text:style-name="P120"/>
      <text:p text:style-name="P121">On pourra alors<text:s/>discuter d’architecture globale et de la façon dont ont peut développer une application fortement distribuée sur ces architecture et qui répondent aux différents besoins exprimés au départ.</text:p>
      <text:p text:style-name="P122"/>
      <text:p text:style-name="P123"/>
      <text:soft-page-break/>
      <text:p text:style-name="P124"><text:span text:style-name="T125">Cinquieme partie , Framework<text:s/></text:span><text:span text:style-name="T126">robotique</text:span><text:span text:style-name="T127">/domotique<text:s/></text:span></text:p>
      <text:p text:style-name="P128">La dernière parie consiste à étudier au regard de ce qui a été fait précédemment quelques Framework utilisés en robotique et permettant notamment la distribution des traitements. <text:s/>Les frameworks à regarder sont : ( ROS et <text:s/>Mqtt). Vous pouvez aussi en proposer et étudier d’autres<text:s/>en complément.</text:p>
      <text:p text:style-name="P129">Plus précisement , lister et comparer les services sous jacents à ces frameworks. Est il possible et à quoi ressemblerait de coder ses sevices à partir de flask<text:s/>ou équivalent. On s’interessera entre autres à la<text:s/>façon<text:s/>dont sont gerés<text:s/><text:s/>les échanges bidirectionnels, les contrôles , les flux de données. Comment en<text:s/>particulier<text:s/>sont gérés les images et les sons ?<text:s/></text:p>
      <text:p text:style-name="P130"/>
      <text:p text:style-name="P131"/>
      <text:p text:style-name="P132"/>
      <text:p text:style-name="P133"/>
      <text:p text:style-name="P134"/>
      <text:p text:style-name="P135">Ci-joint quelques sources à consulter au cours de vos réflexions et développements. Il sera considéré à l’examen que vous avez parcouru attentivement ces différentes pages.</text:p>
      <text:p text:style-name="P136">Flask real time Opencv</text:p>
      <text:p text:style-name="P137"><text:a xlink:href="https://dvic.devinci.fr/resource/tutorial/api-python" office:target-frame-name="_top" xlink:show="replace"><text:span text:style-name="T138">https://dvic.devinci.fr/resource/tutorial/api-python</text:span></text:a></text:p>
      <text:p text:style-name="P139">Flask<text:line-break/>Streaming<text:s/></text:p>
      <text:p text:style-name="P140">video</text:p>
      <text:p text:style-name="P141"><text:a xlink:href="https://flask.palletsprojects.com/en/1.1.x/patterns/streaming/" office:target-frame-name="_top" xlink:show="replace"><text:span text:style-name="T142">https://flask.palletsprojects.com/en/1.1.x/patterns/streaming/</text:span></text:a></text:p>
      <text:p text:style-name="P143"><text:a xlink:href="https://blog.miguelgrinberg.com/post/video-streaming-with-flask" office:target-frame-name="_top" xlink:show="replace"><text:span text:style-name="T144">https://blog.miguelgrinberg.com/post/video-streaming-with-flask</text:span></text:a></text:p>
      <text:p text:style-name="P145">audio</text:p>
      <text:p text:style-name="P146"><text:a xlink:href="https://gist.github.com/hosackm/289814198f43976aff9b" office:target-frame-name="_top" xlink:show="replace"><text:span text:style-name="T147">https://gist.github.com/hosackm/289814198f43976aff9b</text:span></text:a></text:p>
      <text:p text:style-name="P148"/>
      <text:p text:style-name="P149"/>
      <text:p text:style-name="P150">UDP (base)</text:p>
      <text:p text:style-name="P151"><text:a xlink:href="https://waytolearnx.com/2020/06/socket-udp-client-serveur-avec-python.html" office:target-frame-name="_top" xlink:show="replace"><text:span text:style-name="T152">https://waytolearnx.com/2020/06/socket-udp-clien</text:span><text:span text:style-name="T153">t-serveur-avec-python.html</text:span></text:a></text:p>
      <text:p text:style-name="P154">image over UDP</text:p>
      <text:p text:style-name="P155"><text:a xlink:href="https://www.tutorialfor.com/blog-285125.htm" office:target-frame-name="_top" xlink:show="replace"><text:span text:style-name="T156">https://www.tutorialfor.com/blog-285125.htm</text:span></text:a></text:p>
      <text:p text:style-name="P157"/>
      <text:p text:style-name="P158"><text:span text:style-name="T159">flask full REST</text:span></text:p>
      <text:p text:style-name="P160"><text:a xlink:href="https://realpython.com/flask-connexion-rest-api/" office:target-frame-name="_top" xlink:show="replace"><text:span text:style-name="T161">https://realpython.com/flask-connexion-rest-api/</text:span></text:a></text:p>
      <text:p text:style-name="P162"><text:a xlink:href="https://realpython.com/flask-connexion-rest-api-part-2/" office:target-frame-name="_top" xlink:show="replace"><text:span text:style-name="T163">https://realpython.com/flask-connexion-rest-api-part-2/</text:span></text:a></text:p>
      <text:p text:style-name="P164"><text:a xlink:href="https://programminghistorian.org/en/lessons/creating-apis-with-python-and-flask" office:target-frame-name="_top" xlink:show="replace"><text:span text:style-name="T165">https://programminghistorian.org/en/lessons/creating-apis-with-python-and-flask</text:span></text:a></text:p>
      <text:p text:style-name="P166"><text:a xlink:href="https://hub.packtpub.com/which-python-framework-is-best-for-building-restful-apis-django-or-flask/" office:target-frame-name="_top" xlink:show="replace"><text:span text:style-name="T167">https://hub.packtpub.com/which-python-framework-is-best-for-building-restful-apis-django-or-flask/</text:span></text:a></text:p>
      <text:p text:style-name="P168"/>
      <text:p text:style-name="P169">WSGI</text:p>
      <text:p text:style-name="P170"><text:a xlink:href="https://marcarea.com/weblog/2018/02/24/deploiement-dune-application-web-python" office:target-frame-name="_top" xlink:show="replace"><text:span text:style-name="T171">https://marcarea.com/weblog/2018/02/24/deploiement-dune</text:span><text:span text:style-name="T172">-application-web-python</text:span></text:a></text:p>
      <text:p text:style-name="P173"/>
      <text:p text:style-name="P174">flask + WSGI + docker</text:p>
      <text:p text:style-name="P175"><text:a xlink:href="https://www.codingforentrepreneurs.com/blog/opencv-python-extract-faces-rest-api-flask" office:target-frame-name="_top" xlink:show="replace"><text:span text:style-name="T176">https://www.codingforentrepreneurs.com/blog/opencv-python-extract-faces-rest-api-flask</text:span></text:a></text:p>
      <text:p text:style-name="P177"/>
      <text:p text:style-name="P178"/>
      <text:p text:style-name="P179"/>
      <text:p text:style-name="P180">REST vs socket<text:s/>IO</text:p>
      <text:p text:style-name="P181">https://www.educba.com/websocket-vs-rest/</text:p>
      <text:p text:style-name="P182"/>
      <text:p text:style-name="P183">audio js</text:p>
      <text:p text:style-name="P184"><text:a xlink:href="https://medium.com/google-cloud/building-a-client-side-web-app-which-streams-audio-from-a-browser-microphone-to-a-server-part-ii-df20ddb47d4e" office:target-frame-name="_top" xlink:show="replace"><text:span text:style-name="T185">https://medium.com/google-cloud/building-a</text:span><text:span text:style-name="T186">-client-side-web-app-which-streams-audio-from-a-browser-microphone-to-a-server-part-ii-df20ddb47d4e</text:span></text:a></text:p>
      <text:p text:style-name="P187">Example sound manangement flask and docker services</text:p>
      <text:p text:style-name="P188"><text:a xlink:href="https://github.com/syntithenai/hermod" office:target-frame-name="_top" xlink:show="replace"><text:span text:style-name="T189">https://github.com/syntithenai/hermod</text:span></text:a></text:p>
      <text:p text:style-name="P190"/>
      <text:p text:style-name="P191">Exemple Archi ?</text:p>
      <text:p text:style-name="P192"><text:a xlink:href="https://www.datacorner.fr/invoice-ws/" office:target-frame-name="_top" xlink:show="replace"><text:span text:style-name="T193">https://www.datacorner.fr/invoice-ws/</text:span></text:a></text:p>
      <text:p text:style-name="P194"><text:a xlink:href="http://aishelf.org/reco-faciale-opencv/" office:target-frame-name="_top" xlink:show="replace"><text:span text:style-name="T195">http://aishelf.org/reco-faciale-opencv/</text:span></text:a></text:p>
      <text:p text:style-name="P196"/>
      <text:p text:style-name="P197">nginx</text:p>
      <text:p text:style-name="P198"><text:a xlink:href="https://linuxhint.com/use-nginx-with-flask/" office:target-frame-name="_top" xlink:show="replace"><text:span text:style-name="T199">https://linuxhint.com/use-nginx-with-flask/</text:span></text:a></text:p>
      <text:p text:style-name="P200"/>
      <text:p text:style-name="P201">Docker</text:p>
      <text:p text:style-name="P202">https://www.docker.com/blog/containerized-python-development-part-1/</text:p>
      <text:p text:style-name="P203"><text:a xlink:href="https://www.docker.com/blog/containerized-python-development-part-2/" office:target-frame-name="_top" xlink:show="replace"><text:span text:style-name="T204">https://www.docker.com/blog/containerized-python-development-part-2/</text:span></text:a></text:p>
      <text:p text:style-name="P205"/>
      <text:p text:style-name="P206"><text:a xlink:href="https://dlabs.ai/blog/how-to-spin-up-a-simple-flask-app-using-nginx-in-15-minutes-or-less/" office:target-frame-name="_top" xlink:show="replace"><text:span text:style-name="T207">https://dlabs.ai/blog/how-to-spin-up-a-simple-flask-app-using-nginx-in-15-minu</text:span><text:span text:style-name="T208">tes-or-less/</text:span></text:a></text:p>
      <text:p text:style-name="P209"><text:a xlink:href="https://github.com/atomdmac/dockerized-flask-streamer" office:target-frame-name="_top" xlink:show="replace"><text:span text:style-name="T210">https://github.com/atomdmac/dockerized-flask-streamer</text:span></text:a></text:p>
      <text:p text:style-name="P211"/>
      <text:p text:style-name="P212"><text:a xlink:href="https://www.digitalocean.com/community/tutorials/how-to-serve-flask-applications-with-gunicorn-and-nginx-on-ubuntu-20-04-fr" office:target-frame-name="_top" xlink:show="replace"><text:span text:style-name="T213">https://www.digitalocean.com/community/tutorials/how-to-serve-flask-applications-with-gunicorn-and-nginx-on-ubuntu-20-04-fr</text:span></text:a></text:p>
      <text:p text:style-name="P214"/>
      <text:p text:style-name="P215"/>
      <text:p text:style-name="P216">MQTT<text:s/></text:p>
      <text:p text:style-name="P217"><text:a xlink:href="https://pypi.org/project/paho-mqtt/" office:target-frame-name="_top" xlink:show="replace"><text:span text:style-name="T218">https://pypi.org/project/paho-mqtt/</text:span></text:a></text:p>
      <text:p text:style-name="P219"><text:a xlink:href="https://www.tutorialfor.com/blog-266008.htm" office:target-frame-name="_top" xlink:show="replace"><text:span text:style-name="T220">https://www.tutorialfor.com/blog-266008.htm</text:span></text:a></text:p>
      <text:p text:style-name="P221"/>
      <text:p text:style-name="P222">ngrok</text:p>
      <text:p text:style-name="P223"/>
      <text:p text:style-name="P224"><text:a xlink:href="https://www.twilio.com/docs/voice/tutorials/consume-real-time-media-stream-using-websockets-python-and-flask" office:target-frame-name="_top" xlink:show="replace"><text:span text:style-name="T225">https://www.twilio.com/docs/voice/tutorials/consume-real-time-media-stream-using-websockets-python-and-flask</text:span></text:a></text:p>
      <text:p text:style-name="P226">Rendus<text:s/>publiques<text:s/>d’élèves ayant suivi le module<text:s/>avec un sujet légèrement différent:</text:p>
      <text:p text:style-name="P227"><text:a xlink:href="https://gitlab.com/BonucciHugo/asi-robia-bonucci" office:target-frame-name="_top" xlink:show="replace"><text:span text:style-name="Lienhypertexte">https://gitlab.com/BonucciHugo/asi-robia-bonucci</text:span></text:a></text:p>
      <text:p text:style-name="P228"><text:a xlink:href="https://gitlab.com/Enagnon/asi_robia" office:target-frame-name="_top" xlink:show="replace"><text:span text:style-name="Lienhypertexte">https://gitlab.com/Enagnon/asi_robia</text:span></text:a></text:p>
      <text:p text:style-name="P229"/>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vg:panose-1="2 7 4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50%" fo:background-color="transparent" style:tab-stop-distance="0.5in"/>
      <style:text-properties style:font-name="Calibri" style:font-name-asian="Droid Sans Fallb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default-outline-level="1">
      <style:paragraph-properties fo:keep-with-next="always" fo:keep-together="always" fo:text-align="center" fo:margin-top="0.25in" fo:line-height="100%"/>
      <style:text-properties style:font-name="Cambria" style:font-name-asian="Cambria" style:font-name-complex="Cambria" fo:font-weight="bold" style:font-weight-asian="bold" style:font-weight-complex="bold" fo:color="#1F497D" fo:font-size="18pt" style:font-size-asian="18pt" style:font-size-complex="14pt" fo:hyphenate="false"/>
    </style:style>
    <style:style style:name="Titre2" style:display-name="Titre 2" style:family="paragraph" style:default-outline-level="2">
      <style:paragraph-properties fo:keep-with-next="always" fo:keep-together="always" fo:line-height="100%" fo:margin-left="0.5in">
        <style:tab-stops/>
      </style:paragraph-properties>
      <style:text-properties style:font-name="Cambria" style:font-name-asian="Cambria" style:font-name-complex="Cambria" fo:font-weight="bold" style:font-weight-asian="bold" style:font-weight-complex="bold" fo:color="#1F497D" fo:font-size="16pt" style:font-size-asian="16pt" style:font-size-complex="13pt" fo:hyphenate="false"/>
    </style:style>
    <style:style style:name="Titre3" style:display-name="Titre 3" style:family="paragraph" style:default-outline-level="3">
      <style:paragraph-properties fo:keep-with-next="always" fo:keep-together="always" fo:margin-top="0.0138in" fo:line-height="100%"/>
      <style:text-properties style:font-weight-complex="bold" fo:font-style="italic" style:font-style-asian="italic" fo:color="#4F81BD" fo:font-size="14pt" style:font-size-asian="14pt" fo:hyphenate="false"/>
    </style:style>
    <style:style style:name="Titre4" style:display-name="Titre 4" style:family="paragraph" style:default-outline-level="4">
      <style:paragraph-properties fo:keep-with-next="always" fo:keep-together="always" fo:margin-top="0.1388in"/>
      <style:text-properties style:font-name="Cambria" style:font-name-asian="Cambria" style:font-name-complex="Cambria" fo:font-weight="bold" style:font-weight-asian="bold" style:font-weight-complex="bold" fo:font-style="italic" style:font-style-asian="italic" style:font-style-complex="italic" fo:color="#262626" fo:hyphenate="false"/>
    </style:style>
    <style:style style:name="Titre5" style:display-name="Titre 5" style:family="paragraph" style:default-outline-level="5">
      <style:paragraph-properties fo:keep-with-next="always" fo:keep-together="always" fo:margin-top="0.1388in"/>
      <style:text-properties style:font-name="Cambria" style:font-name-asian="Cambria" style:font-name-complex="Cambria" fo:color="#000000" fo:hyphenate="false"/>
    </style:style>
    <style:style style:name="Titre6" style:display-name="Titre 6" style:family="paragraph" style:default-outline-level="6">
      <style:paragraph-properties fo:keep-with-next="always" fo:keep-together="always" fo:margin-top="0.1388in"/>
      <style:text-properties style:font-name="Cambria" style:font-name-asian="Cambria" style:font-name-complex="Cambria" fo:font-style="italic" style:font-style-asian="italic" style:font-style-complex="italic" fo:color="#000000" fo:hyphenate="false"/>
    </style:style>
    <style:style style:name="Titre7" style:display-name="Titre 7" style:family="paragraph" style:default-outline-level="7">
      <style:paragraph-properties fo:keep-with-next="always" fo:keep-together="always" fo:margin-top="0.1388in"/>
      <style:text-properties style:font-name="Cambria" style:font-name-asian="Cambria" style:font-name-complex="Cambria" fo:font-style="italic" style:font-style-asian="italic" style:font-style-complex="italic" fo:color="#1F497D" fo:hyphenate="false"/>
    </style:style>
    <style:style style:name="Titre8" style:display-name="Titre 8" style:family="paragraph" style:default-outline-level="8">
      <style:paragraph-properties fo:keep-with-next="always" fo:keep-together="always" fo:margin-top="0.1388in"/>
      <style:text-properties style:font-name="Cambria" style:font-name-asian="Cambria" style:font-name-complex="Cambria" fo:color="#000000" fo:font-size="10pt" style:font-size-asian="10pt" style:font-size-complex="10pt" fo:hyphenate="false"/>
    </style:style>
    <style:style style:name="Titre9" style:display-name="Titre 9" style:family="paragraph" style:default-outline-level="9">
      <style:paragraph-properties fo:keep-with-next="always" fo:keep-together="always" fo:margin-top="0.1388in"/>
      <style:text-properties style:font-name="Cambria" style:font-name-asian="Cambria" style:font-name-complex="Cambria" fo:font-style="italic" style:font-style-asian="italic" style:font-style-complex="italic" fo:color="#00000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Normal1"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0">
      <style:text-properties style:font-name-complex="Lohit Hindi" fo:font-size="12pt" style:font-size-asian="12pt" fo:hyphenate="false"/>
    </style:style>
    <style:style style:name="Légende" style:display-name="Légende" style:family="paragraph" style:parent-style-name="Normal1" style:next-style-name="Normal1">
      <style:paragraph-properties fo:line-height="100%"/>
      <style:text-properties fo:font-weight="bold" style:font-weight-asian="bold" style:font-weight-complex="bold" fo:font-variant="small-caps" fo:color="#1F497D" fo:letter-spacing="0.0041in" style:font-size-complex="9pt" fo:hyphenate="false"/>
    </style:style>
    <style:style style:name="Index" style:display-name="Index" style:family="paragraph" style:parent-style-name="Normal1">
      <style:paragraph-properties text:number-lines="false"/>
      <style:text-properties style:font-name-complex="Lohit Hindi" fo:font-size="12pt" style:font-size-asian="12pt" fo:hyphenate="false"/>
    </style:style>
    <style:style style:name="Normal1" style:display-name="Normal1" style:family="paragraph">
      <style:paragraph-properties fo:widows="2" fo:orphans="2" fo:margin-top="0.0833in" fo:margin-bottom="0.125in"/>
      <style:text-properties fo:hyphenate="false"/>
    </style:style>
    <style:style style:name="TextBody0" style:display-name="Text Body" style:family="paragraph" style:parent-style-name="Normal1">
      <style:paragraph-properties fo:line-height="120%"/>
      <style:text-properties fo:hyphenate="false"/>
    </style:style>
    <style:style style:name="TableContents" style:display-name="Table Contents" style:family="paragraph" style:parent-style-name="Normal1">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edebulles" style:display-name="Texte de bulles" style:family="paragraph" style:parent-style-name="Normal1">
      <style:text-properties style:font-name="Tahoma" style:font-name-asian="Tahoma" style:font-name-complex="Mangal" fo:font-size="8pt" style:font-size-asian="8pt" style:font-size-complex="7pt" fo:hyphenate="false"/>
    </style:style>
    <style:style style:name="Titre" style:display-name="Titre" style:family="paragraph" style:parent-style-name="Normal1" style:next-style-name="Normal1">
      <style:paragraph-properties fo:margin-bottom="0.0833in" fo:line-height="100%"/>
      <style:text-properties style:font-name="Cambria" style:font-name-asian="Cambria" style:font-name-complex="Cambria" fo:color="#1F497D" fo:letter-spacing="0.0208in" fo:font-size="36pt" style:font-size-asian="36pt" style:font-size-complex="26pt" fo:hyphenate="false"/>
    </style:style>
    <style:style style:name="Sous-titre" style:display-name="Sous-titre" style:family="paragraph" style:parent-style-name="Normal1" style:next-style-name="Normal1">
      <style:text-properties style:font-style-complex="italic" fo:color="#265898" fo:font-size="16pt" style:font-size-asian="16pt" style:font-size-complex="12pt" fo:hyphenate="false"/>
    </style:style>
    <style:style style:name="Sansinterligne" style:display-name="Sans interligne" style:family="paragraph">
      <style:paragraph-properties fo:widows="2" fo:orphans="2" fo:line-height="100%"/>
      <style:text-properties fo:hyphenate="false"/>
    </style:style>
    <style:style style:name="Paragraphedeliste" style:display-name="Paragraphe de liste" style:family="paragraph" style:parent-style-name="Normal1">
      <style:paragraph-properties fo:line-height="100%" fo:margin-left="0.5in" fo:text-indent="-0.2in">
        <style:tab-stops/>
      </style:paragraph-properties>
      <style:text-properties fo:color="#1F497D" fo:hyphenate="false"/>
    </style:style>
    <style:style style:name="Citation" style:display-name="Citation" style:family="paragraph" style:parent-style-name="Normal1" style:next-style-name="Normal1">
      <style:paragraph-properties fo:border-top="none" fo:border-left="0.0833in solid #4F81BD" fo:border-bottom="none" fo:border-right="none" fo:padding-top="0in" fo:padding-left="0.1805in" fo:padding-bottom="0in" fo:padding-right="0in" style:shadow="none" fo:margin-bottom="0in"/>
      <style:text-properties style:font-name="Cambria" style:font-name-asian="Cambria" style:font-name-complex="Cambria" fo:font-weight="bold" style:font-weight-asian="bold" fo:font-style="italic" style:font-style-asian="italic" style:font-style-complex="italic" fo:color="#4F81BD" fo:font-size="12pt" style:font-size-asian="12pt" fo:hyphenate="false"/>
    </style:style>
    <style:style style:name="Citationintense" style:display-name="Citation intense" style:family="paragraph" style:parent-style-name="Normal1" style:next-style-name="Normal1">
      <style:paragraph-properties fo:border-top="none" fo:border-left="0.0833in solid #C0504D" fo:border-bottom="none" fo:border-right="none" fo:padding-top="0in" fo:padding-left="0.1805in" fo:padding-bottom="0in" fo:padding-right="0in" style:shadow="none" fo:margin-top="0.1666in" fo:margin-bottom="0.0833in" fo:line-height="125%"/>
      <style:text-properties fo:font-weight="bold" style:font-weight-asian="bold" style:font-weight-complex="bold" fo:font-style="italic" style:font-style-asian="italic" style:font-style-complex="italic" fo:color="#C0504D" fo:font-size="13pt" style:font-size-asian="13pt" fo:hyphenate="false"/>
    </style:style>
    <style:style style:name="ContentsHeading" style:display-name="Contents Heading" style:family="paragraph" style:parent-style-name="Titre1" style:next-style-name="Normal1" style:default-outline-level="1">
      <style:paragraph-properties fo:margin-top="0.3333in" fo:line-height="110%"/>
      <style:text-properties fo:font-weight="normal" style:font-weight-asian="normal" fo:hyphenate="false"/>
    </style:style>
    <style:style style:name="NormalWeb" style:display-name="Normal (Web)" style:family="paragraph" style:parent-style-name="Normal1">
      <style:paragraph-properties fo:margin-bottom="0.1944in"/>
      <style:text-properties style:font-name="Times New Roman" style:font-name-asian="Times New Roman" fo:font-size="12pt" style:font-size-asian="12pt" style:font-size-complex="12pt" style:language-asian="fr" style:country-asian="FR" style:language-complex="ar" style:country-complex="SA" fo:hyphenate="false"/>
    </style:style>
    <style:style style:name="wp-caption-text" style:display-name="wp-caption-text" style:family="paragraph" style:parent-style-name="Normal1">
      <style:paragraph-properties fo:margin-bottom="0.1944in"/>
      <style:text-properties style:font-name="Times New Roman" style:font-name-asian="Times New Roman" fo:font-size="12pt" style:font-size-asian="12pt" style:font-size-complex="12pt" style:language-asian="fr" style:country-asian="FR" style:language-complex="ar" style:country-complex="SA" fo:hyphenate="false"/>
    </style:style>
    <style:style style:name="PréformatéHTML" style:display-name="Préformaté HTML" style:family="paragraph" style:parent-style-name="Normal1">
      <style:paragraph-properties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language-complex="ar" style:country-complex="SA" fo:hyphenate="false"/>
    </style:style>
    <style:style style:name="En-tête" style:display-name="En-tête" style:family="paragraph" style:parent-style-name="Normal1">
      <style:paragraph-properties fo:margin-top="0in" fo:margin-bottom="0in" fo:line-height="100%">
        <style:tab-stops>
          <style:tab-stop style:type="center" style:position="3.15in"/>
          <style:tab-stop style:type="right" style:position="6.3in"/>
        </style:tab-stops>
      </style:paragraph-properties>
      <style:text-properties style:font-name-complex="Mangal" style:font-size-complex="10pt" fo:hyphenate="false"/>
    </style:style>
    <style:style style:name="Pieddepage" style:display-name="Pied de page" style:family="paragraph" style:parent-style-name="Normal1">
      <style:paragraph-properties fo:margin-top="0in" fo:margin-bottom="0in" fo:line-height="100%">
        <style:tab-stops>
          <style:tab-stop style:type="center" style:position="3.15in"/>
          <style:tab-stop style:type="right" style:position="6.3in"/>
        </style:tab-stops>
      </style:paragraph-properties>
      <style:text-properties style:font-name-complex="Mangal" style:font-size-complex="10pt" fo:hyphenate="false"/>
    </style:style>
    <style:style style:name="Contents1" style:display-name="Contents 1" style:family="paragraph" style:parent-style-name="Normal1" style:next-style-name="Normal1" style:auto-update="true">
      <style:paragraph-properties fo:margin-bottom="0.0694in"/>
      <style:text-properties style:font-name-complex="Mangal" style:font-size-complex="10pt" fo:hyphenate="false"/>
    </style:style>
    <style:style style:name="Contents2" style:display-name="Contents 2" style:family="paragraph" style:parent-style-name="Normal1" style:next-style-name="Normal1" style:auto-update="true">
      <style:paragraph-properties fo:margin-bottom="0.0694in" fo:margin-left="0.1527in">
        <style:tab-stops/>
      </style:paragraph-properties>
      <style:text-properties style:font-name-complex="Mangal" style:font-size-complex="10pt" fo:hyphenate="false"/>
    </style:style>
    <style:style style:name="Contents3" style:display-name="Contents 3" style:family="paragraph" style:parent-style-name="Normal1" style:next-style-name="Normal1" style:auto-update="true">
      <style:paragraph-properties fo:margin-bottom="0.0694in" fo:margin-left="0.3055in">
        <style:tab-stops/>
      </style:paragraph-properties>
      <style:text-properties style:font-name-complex="Mangal" style:font-size-complex="10pt" fo:hyphenate="false"/>
    </style:style>
    <style:style style:name="Quotations" style:display-name="Quotations" style:family="paragraph" style:parent-style-name="Normal1">
      <style:text-properties fo:hyphenate="false"/>
    </style:style>
    <style:style style:name="PreformattedText" style:display-name="Preformatted Text" style:family="paragraph" style:parent-style-name="Standard">
      <style:text-properties fo:hyphenate="false"/>
    </style:style>
    <style:style style:name="Bullets" style:display-name="Bullet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weight="normal" style:font-weight-asian="normal" fo:font-style="italic" style:font-style-asian="italic" style:font-style-complex="italic" fo:color="#1F497D"/>
    </style:style>
    <style:style style:name="TextedebullesCar" style:display-name="Texte de bulles Car" style:family="text" style:parent-style-name="Policepardéfaut">
      <style:text-properties style:font-name="Tahoma" style:font-name-asian="Tahoma" style:font-name-complex="Mangal" fo:font-size="8pt" style:font-size-asian="8pt" style:font-size-complex="7pt"/>
    </style:style>
    <style:style style:name="Titre1Car" style:display-name="Titre 1 Car" style:family="text" style:parent-style-name="Policepardéfaut">
      <style:text-properties style:font-name="Cambria" style:font-name-asian="Cambria" style:font-name-complex="Cambria" fo:font-weight="bold" style:font-weight-asian="bold" style:font-weight-complex="bold" fo:color="#1F497D" fo:font-size="18pt" style:font-size-asian="18pt" style:font-size-complex="14pt"/>
    </style:style>
    <style:style style:name="Titre2Car" style:display-name="Titre 2 Car" style:family="text" style:parent-style-name="Policepardéfaut">
      <style:text-properties style:font-name="Cambria" style:font-name-asian="Cambria" style:font-name-complex="Cambria" fo:font-weight="bold" style:font-weight-asian="bold" style:font-weight-complex="bold" fo:color="#1F497D" fo:font-size="16pt" style:font-size-asian="16pt" style:font-size-complex="13pt"/>
    </style:style>
    <style:style style:name="Titre3Car" style:display-name="Titre 3 Car" style:family="text" style:parent-style-name="Policepardéfaut">
      <style:text-properties style:font-weight-complex="bold" fo:font-style="italic" style:font-style-asian="italic" fo:color="#4F81BD" fo:font-size="14pt" style:font-size-asian="14pt"/>
    </style:style>
    <style:style style:name="Titre4Car" style:display-name="Titre 4 Car" style:family="text" style:parent-style-name="Policepardéfaut">
      <style:text-properties style:font-name="Cambria" style:font-name-asian="Cambria" style:font-name-complex="Cambria" fo:font-weight="bold" style:font-weight-asian="bold" style:font-weight-complex="bold" fo:font-style="italic" style:font-style-asian="italic" style:font-style-complex="italic" fo:color="#262626"/>
    </style:style>
    <style:style style:name="Titre5Car" style:display-name="Titre 5 Car" style:family="text" style:parent-style-name="Policepardéfaut">
      <style:text-properties style:font-name="Cambria" style:font-name-asian="Cambria" style:font-name-complex="Cambria" fo:color="#000000"/>
    </style:style>
    <style:style style:name="Titre6Car" style:display-name="Titre 6 Car" style:family="text" style:parent-style-name="Policepardéfaut">
      <style:text-properties style:font-name="Cambria" style:font-name-asian="Cambria" style:font-name-complex="Cambria" fo:font-style="italic" style:font-style-asian="italic" style:font-style-complex="italic" fo:color="#000000"/>
    </style:style>
    <style:style style:name="Titre7Car" style:display-name="Titre 7 Car" style:family="text" style:parent-style-name="Policepardéfaut">
      <style:text-properties style:font-name="Cambria" style:font-name-asian="Cambria" style:font-name-complex="Cambria" fo:font-style="italic" style:font-style-asian="italic" style:font-style-complex="italic" fo:color="#1F497D"/>
    </style:style>
    <style:style style:name="Titre8Car" style:display-name="Titre 8 Car" style:family="text" style:parent-style-name="Policepardéfaut">
      <style:text-properties style:font-name="Cambria" style:font-name-asian="Cambria" style:font-name-complex="Cambria" fo:color="#000000" fo:font-size="10pt" style:font-size-asian="10pt" style:font-size-complex="10pt"/>
    </style:style>
    <style:style style:name="Titre9Car" style:display-name="Titre 9 Car" style:family="text" style:parent-style-name="Policepardéfaut">
      <style:text-properties style:font-name="Cambria" style:font-name-asian="Cambria" style:font-name-complex="Cambria" fo:font-style="italic" style:font-style-asian="italic" style:font-style-complex="italic" fo:color="#000000" fo:font-size="10pt" style:font-size-asian="10pt" style:font-size-complex="10pt"/>
    </style:style>
    <style:style style:name="TitreCar" style:display-name="Titre Car" style:family="text" style:parent-style-name="Policepardéfaut">
      <style:text-properties style:font-name="Cambria" style:font-name-asian="Cambria" style:font-name-complex="Cambria" fo:color="#1F497D" fo:letter-spacing="0.0208in" fo:font-size="36pt" style:font-size-asian="36pt" style:font-size-complex="26pt"/>
    </style:style>
    <style:style style:name="Sous-titreCar" style:display-name="Sous-titre Car" style:family="text" style:parent-style-name="Policepardéfaut">
      <style:text-properties style:font-style-complex="italic" fo:color="#265898" fo:font-size="16pt" style:font-size-asian="16pt" style:font-size-complex="12pt"/>
    </style:style>
    <style:style style:name="Élevé" style:display-name="Élevé" style:family="text" style:parent-style-name="Policepardéfaut">
      <style:text-properties fo:font-weight="bold" style:font-weight-asian="bold" style:font-weight-complex="bold" fo:color="#265898"/>
    </style:style>
    <style:style style:name="CitationCar" style:display-name="Citation Car" style:family="text" style:parent-style-name="Policepardéfaut">
      <style:text-properties style:font-name="Cambria" style:font-name-asian="Cambria" style:font-name-complex="Cambria" fo:font-weight="bold" style:font-weight-asian="bold" fo:font-style="italic" style:font-style-asian="italic" style:font-style-complex="italic" fo:color="#4F81BD" fo:font-size="12pt" style:font-size-asian="12pt"/>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C0504D" fo:font-size="13pt" style:font-size-asian="13pt"/>
    </style:style>
    <style:style style:name="Emphasepâle" style:display-name="Emphase pâle" style:family="text" style:parent-style-name="Policepardéfaut">
      <style:text-properties fo:font-style="italic" style:font-style-asian="italic" style:font-style-complex="italic" fo:color="#00000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1F497D"/>
    </style:style>
    <style:style style:name="Référencepâle" style:display-name="Référence pâle" style:family="text" style:parent-style-name="Policepardéfaut">
      <style:text-properties fo:font-variant="small-caps" fo:color="#000000"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style:font-name="Calibri" style:font-name-asian="Calibri" style:font-name-complex="Calibri" fo:font-weight="bold" style:font-weight-asian="bold" style:font-weight-complex="bold" fo:font-variant="small-caps" fo:color="#1F497D" fo:letter-spacing="0.0034in" fo:font-size="11pt" style:font-size-asian="11pt"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style:font-name="Cambria" style:font-name-asian="Cambria" style:font-name-complex="Cambria" fo:font-weight="bold" style:font-weight-asian="bold" style:font-weight-complex="bold" fo:font-variant="small-caps" fo:color="#1F497D" fo:letter-spacing="0.0069in" fo:font-size="11pt" style:font-size-asian="11pt"/>
    </style:style>
    <style:style style:name="SansinterligneCar" style:display-name="Sans interligne Car"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apple-converted-space" style:display-name="apple-converted-space" style:family="text" style:parent-style-name="Policepardéfaut"/>
    <style:style style:name="pre" style:display-name="pre" style:family="text" style:parent-style-name="Policepardéfaut"/>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language-complex="ar" style:country-complex="SA"/>
    </style:style>
    <style:style style:name="En-têteCar" style:display-name="En-tête Car" style:family="text" style:parent-style-name="Policepardéfaut">
      <style:text-properties style:font-name-complex="Mangal" style:font-size-complex="10pt"/>
    </style:style>
    <style:style style:name="PieddepageCar" style:display-name="Pied de page Car" style:family="text" style:parent-style-name="Policepardéfaut">
      <style:text-properties style:font-name-complex="Mangal" style:font-size-complex="10pt"/>
    </style:style>
    <style:style style:name="ListLabel1" style:display-name="ListLabel 1" style:family="text">
      <style:text-properties fo:font-weight="normal" style:font-weight-asian="normal"/>
    </style:style>
    <style:style style:name="ListLabel2" style:display-name="ListLabel 2" style:family="text">
      <style:text-properties style:font-name-complex="Courier New"/>
    </style:style>
    <style:style style:name="ListLabel3" style:display-name="ListLabel 3" style:family="text">
      <style:text-properties fo:font-weight="bold" style:font-weight-asian="bold" fo:color="#1F497D"/>
    </style:style>
    <style:style style:name="ListLabel4" style:display-name="ListLabel 4" style:family="text"/>
    <style:style style:name="Internetlink0"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ListLabel5" style:display-name="ListLabel 5" style:family="text">
      <style:text-properties style:font-name-complex="Calibri"/>
    </style:style>
    <style:style style:name="ListLabel6" style:display-name="ListLabel 6" style:family="text">
      <style:text-properties style:font-name-complex="Courier New"/>
    </style:style>
    <style:style style:name="ListLabel7" style:display-name="ListLabel 7" style:family="text">
      <style:text-properties style:font-name-complex="Wingdings"/>
    </style:style>
    <style:style style:name="ListLabel8" style:display-name="ListLabel 8" style:family="text">
      <style:text-properties style:font-name-complex="Symbol"/>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roid Sans Fallback" style:font-name-complex="Liberation Mono"/>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complex="Calibri"/>
    </style:style>
    <style:style style:name="WW_CharLFO2LVL2" style:family="text">
      <style:text-properties style:font-name="Times New Roman" style:font-name-complex="Courier New"/>
    </style:style>
    <style:style style:name="WW_CharLFO2LVL3" style:family="text">
      <style:text-properties style:font-name="Times New Roman" style:font-name-complex="Wingdings"/>
    </style:style>
    <style:style style:name="WW_CharLFO2LVL4" style:family="text">
      <style:text-properties style:font-name="Times New Roman" style:font-name-complex="Symbol"/>
    </style:style>
    <style:style style:name="WW_CharLFO2LVL5" style:family="text">
      <style:text-properties style:font-name="Times New Roman" style:font-name-complex="Courier New"/>
    </style:style>
    <style:style style:name="WW_CharLFO2LVL6" style:family="text">
      <style:text-properties style:font-name="Times New Roman" style:font-name-complex="Wingdings"/>
    </style:style>
    <style:style style:name="WW_CharLFO2LVL7" style:family="text">
      <style:text-properties style:font-name="Times New Roman" style:font-name-complex="Symbol"/>
    </style:style>
    <style:style style:name="WW_CharLFO2LVL8" style:family="text">
      <style:text-properties style:font-name="Times New Roman" style:font-name-complex="Courier New"/>
    </style:style>
    <style:style style:name="WW_CharLFO2LVL9" style:family="text">
      <style:text-properties style:font-name="Times New Roman"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rien GUENARD</meta:initial-creator>
    <dc:creator>Fabrice JUMEL</dc:creator>
    <meta:creation-date>2023-05-26T10:00:00Z</meta:creation-date>
    <dc:date>2023-05-26T10:00:00Z</dc:date>
    <meta:print-date>2016-12-15T08:12:00Z</meta:print-date>
    <meta:template xlink:href="Normal"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6" meta:word-count="2019" meta:character-count="13103" meta:row-count="92" meta:non-whitespace-character-count="11110"/>
  </office:meta>
</office:document-meta>
</file>